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Tahoma2" svg:font-family="Tahoma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text-properties style:font-name="Arial" fo:font-weight="normal" style:font-weight-asian="normal" style:font-weight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officeooo:paragraph-rsid="0003fad3"/>
    </style:style>
    <style:style style:name="P12" style:family="paragraph">
      <style:paragraph-properties fo:margin-left="0cm" fo:margin-right="0cm" fo:text-indent="0cm" style:writing-mode="lr-tb">
        <style:tab-stops/>
      </style:paragraph-properties>
    </style:style>
    <style:style style:name="P1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fad3"/>
    </style:style>
    <style:style style:name="gr1" style:family="graphic">
      <style:graphic-properties draw:stroke="none" svg:stroke-width="0.026cm" svg:stroke-color="#cccccc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voice</text:p>
      <text:p text:style-name="P2"/>
      <text:p text:style-name="P6">~company::name~</text:p>
      <text:p text:style-name="P6">~company::address1~</text:p>
      <text:p text:style-name="P6">~company::city~ ~company::prov~ ~company::prov~</text:p>
      <text:p text:style-name="P6">Phone: ~company::phone~</text:p>
      <text:p text:style-name="P2"/>
      <text:p text:style-name="P2">~client::company~</text:p>
      <text:p text:style-name="P2">~client::name~</text:p>
      <text:p text:style-name="P2">~client::city~ ~client::prov~ ~client::postalcode~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Desc</text:p>
          </table:table-cell>
          <table:table-cell table:style-name="Table1.A1" office:value-type="string">
            <text:p text:style-name="P8">Cost</text:p>
          </table:table-cell>
          <table:table-cell table:style-name="Table1.A1" office:value-type="string">
            <text:p text:style-name="P8">Quantity</text:p>
          </table:table-cell>
          <table:table-cell table:style-name="Table1.D1" office:value-type="string">
            <text:p text:style-name="P8">Total</text:p>
          </table:table-cell>
        </table:table-row>
        <table:table-row>
          <table:table-cell table:style-name="Table1.A2" office:value-type="string">
            <text:p text:style-name="P9">~repeatrow|product::desc~</text:p>
          </table:table-cell>
          <table:table-cell table:style-name="Table1.A2" office:value-type="string">
            <text:p text:style-name="P7">~product::rate~</text:p>
          </table:table-cell>
          <table:table-cell table:style-name="Table1.A2" office:value-type="string">
            <text:p text:style-name="P7">~product::qty~</text:p>
          </table:table-cell>
          <table:table-cell table:style-name="Table1.D2" office:value-type="string">
            <text:p text:style-name="P8">~product::total~</text:p>
          </table:table-cell>
        </table:table-row>
      </table:table>
      <text:p text:style-name="P2"/>
      <text:p text:style-name="P2">~if|paid~</text:p>
      <text:p text:style-name="P2">PAID <text:s text:c="4"/><text:span text:style-name="T1">~paid::date~</text:span></text:p>
      <text:p text:style-name="P2">~endif|paid~</text:p>
      <text:p text:style-name="P2"/>
      <text:p text:style-name="P2">~if|notpaid~</text:p>
      <text:p text:style-name="P5">Payment Due Date: <text:s text:c="4"/>~payment::due~</text:p>
      <text:p text:style-name="P2">~endif|notpaid~</text:p>
      <text:p text:style-name="P2"/>
      <text:p text:style-name="P11"><text:span text:style-name="T2">EO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Tahoma2" svg:font-family="Tahoma"/>
    <style:font-face style:name="Arial Black" svg:font-family="'Arial Black'" style:font-family-generic="roman"/>
    <style:font-face style:name="Arial Unicode MS1" svg:font-family="'Arial Unicode MS'" style:font-pitch="variable"/>
    <style:font-face style:name="MS Gothic" svg:font-family="'MS Gothic'" style:font-pitch="variable"/>
    <style:font-face style:name="Tahoma1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>
      <style:paragraph-properties fo:margin-left="0cm" fo:margin-right="0cm" fo:text-indent="0cm" style:writing-mode="lr-tb">
        <style:tab-stops/>
      </style:paragraph-properties>
    </style:style>
    <style:style style:name="M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gr1" style:family="graphic">
      <style:graphic-properties draw:stroke="none" svg:stroke-width="0.026cm" svg:stroke-color="#cccccc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~fw|paid~" draw:style-name="Mgr1" draw:text-style-name="MP3" svg:width="20.744cm" svg:height="7.804cm" draw:transform="rotate (0.7853981633973) translate (0.947277777777778cm 16.5011805555556cm)"><text:p text:style-name="MP2">~paid~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796.760323967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/style:header>
      <style:footer>
        <text:p text:style-name="MP4">~company::name~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4-19T14:05:54.96</meta:creation-date>
    <dc:date>2011-03-03T23:14:53</dc:date>
    <dc:creator>Brian Kulyk</dc:creator>
    <meta:editing-duration>PT25H23M14S</meta:editing-duration>
    <meta:editing-cycles>10</meta:editing-cycles>
    <meta:generator>OpenOffice.org/3.2$Unix OpenOffice.org_project/320m19$Build-9505</meta:generator>
    <meta:document-statistic meta:table-count="1" meta:image-count="0" meta:object-count="0" meta:page-count="1" meta:paragraph-count="24" meta:word-count="33" meta:character-count="406"/>
  </office:meta>
</office:document-meta>
</file>